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10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4" table:formula="of:=SUM(COUNTIFS([.$I$2:.$I$26];1;[.$G$2:.$G$26];&quot;Banca Sella&quot;);COUNTIFS([.$J$2:.$J$26];1;[.$G$2:.$G$26];&quot;Banca Sella&quot;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10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4" table:formula="of:=SUM(COUNTIFS([.$I$2:.$I$26];1;[.$G$2:.$G$26];&quot;Intesa San Paolo&quot;);COUNTIFS([.$J$2:.$J$26];1;[.$G$2:.$G$26];&quot;Intesa San Paolo&quot;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10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4" table:formula="of:=SUM(COUNTIFS([.$I$2:.$I$26];1;[.$G$2:.$G$26];&quot;Unicredit&quot;);COUNTIFS([.$J$2:.$J$26];1;[.$G$2:.$G$26];&quot;Unicredit&quot;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1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1:02.42</dc:date>
    <meta:editing-duration>PT1H1M16S</meta:editing-duration>
    <meta:editing-cycles>7</meta:editing-cycles>
    <meta:document-statistic meta:table-count="1" meta:cell-count="284" meta:object-count="0"/>
  </office:meta>
</office:document-meta>
</file>